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75cm"/>
    </style:style>
    <style:style style:name="co2" style:family="table-column">
      <style:table-column-properties fo:break-before="auto" style:column-width="2.96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 spelling err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9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1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tyle_20_With_20_Parentheses._28__29_" style:display-name="Style With Parentheses.()" style:family="table-cell" style:parent-style-name="Default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3">00/00/0000</text:date>, <text:time style:data-style-name="N2" text:time-value="20:39:25.9826025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02-10T16:14:28.872117937</meta:creation-date>
    <meta:generator>LibreOffice/25.2.7.2$Linux_X86_64 LibreOffice_project/520$Build-2</meta:generator>
    <dc:date>2026-02-03T20:39:44.309976808</dc:date>
    <meta:editing-duration>PT8M18S</meta:editing-duration>
    <meta:editing-cycles>6</meta:editing-cycles>
    <meta:document-statistic meta:table-count="1" meta:cell-count="4" meta:object-count="0"/>
    <meta:user-defined meta:name="Duration" meta:value-type="time">P0D</meta:user-defined>
  </office:meta>
</office:document-meta>
</file>